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, 'new york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rnust "Yaiba" Elanor<text:line-break/><text:line-break/>str 18 (+2 because of relic)<text:line-break/>dex 14<text:line-break/>con 16<text:line-break/>int 10<text:line-break/>wis 12<text:line-break/>cha 8<text:line-break/><text:line-break/>HD12x3=24cp<text:line-break/>+2 fort, +3ref and +1will=18cp<text:line-break/>+3bab=18cp(6cp of which were from fast learner)<text:line-break/>+3bab speced for greatsword=6cp<text:line-break/>proficient with all simple and greatsword=6cp<text:line-break/>proficient with light armor=3cp<text:line-break/>skills=6cp<text:line-break/><text:line-break/>Fast learner(specilized for buying BAB)=6cp<text:line-break/><text:line-break/>Anime Master=6cp<text:line-break/><text:line-break/>legionary=6cp<text:line-break/><text:line-break/>combat focus(beserk)=6cp (total of 4/day) (+4str, +4dex, +2 ref, -2 AC)<text:line-break/>-bonus uses=3cp<text:line-break/>-enduring=3cp<text:line-break/><text:line-break/>block(melee)(specilized: when using large greatsword)=3cp<text:line-break/>-riposte "=3cp<text:line-break/><text:line-break/>Stoic=6cp<text:line-break/>-ferocity=3cp<text:line-break/><text:line-break/>favored foe(undead)=6cp<text:line-break/><text:line-break/>damage reduction(2/-)=3cp<text:line-break/><text:line-break/>relic(armband)=4cp (gives +2str, and grant of aid with bonus uses)<text:line-break/><text:line-break/>Power Attack=6cp<text:line-break/><text:line-break/>skills.<text:line-break/></text:span><text:soft-page-break/><text:span text:style-name="T1">taunt<text:line-break/>"alarian martial arts"(str) (gives +4ac and combat reflexs)<text:line-break/>athletics<text:line-break/>acrobatics<text:line-break/><text:line-break/><text:line-break/>Disadvantages(+10cp)<text:line-break/>-Stigmata(his arms)<text:line-break/>-Hallucinations, Flashbacks, and Visions(mainly his friends dying in war in front of him)<text:line-break/>-Outcast<text:line-break/><text:line-break/>Fluff Disadvantage<text:line-break/>-Dependent: connor's character being with him<text:line-break/><text:line-break/>Restriction(+3cp)<text:line-break/>-Cant trust anyone unless *** belives they r okay or until he is with the ppl for a long time. (sometimes both)<text:line-break/><text:line-break/>Extra Duty(+6cp)<text:line-break/>-protect ***(connor's character) with his lif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, 'new york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nor Rhone</meta:initial-creator>
    <meta:creation-date>2010-01-28T23:59:47.86</meta:creation-date>
    <meta:document-statistic meta:table-count="0" meta:image-count="0" meta:object-count="0" meta:page-count="2" meta:paragraph-count="1" meta:word-count="162" meta:character-count="1217"/>
    <dc:date>2010-01-29T00:16:41.30</dc:date>
    <dc:creator>Conor Rhone</dc:creator>
    <meta:editing-duration>PT00H01M43S</meta:editing-duration>
    <meta:editing-cycles>1</meta:editing-cycles>
    <meta:generator>OpenOffice.org/3.1$Win32 OpenOffice.org_project/310m19$Build-9420</meta:generator>
  </office:meta>
</office:document-meta>
</file>